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3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572cm"/>
    </style:style>
    <style:style style:name="co2" style:family="table-column">
      <style:table-column-properties fo:break-before="auto" style:column-width="5.03766666666667cm"/>
    </style:style>
    <style:style style:name="co3" style:family="table-column">
      <style:table-column-properties fo:break-before="auto" style:column-width="4.42383333333333cm"/>
    </style:style>
    <style:style style:name="co4" style:family="table-column">
      <style:table-column-properties fo:break-before="auto" style:column-width="5.67266666666667cm"/>
    </style:style>
    <style:style style:name="co5" style:family="table-column">
      <style:table-column-properties fo:break-before="auto" style:column-width="5.43983333333333cm"/>
    </style:style>
    <style:style style:name="co6" style:family="table-column">
      <style:table-column-properties fo:break-before="auto" style:column-width="5.41866666666667cm"/>
    </style:style>
    <style:style style:name="co7" style:family="table-column">
      <style:table-column-properties fo:break-before="auto" style:column-width="5.73616666666667cm"/>
    </style:style>
    <style:style style:name="co8" style:family="table-column">
      <style:table-column-properties fo:break-before="auto" style:column-width="6.604cm"/>
    </style:style>
    <style:style style:name="co9" style:family="table-column">
      <style:table-column-properties fo:break-before="auto" style:column-width="1.862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4.80483333333333cm"/>
    </style:style>
    <style:style style:name="co12" style:family="table-column">
      <style:table-column-properties fo:break-before="auto" style:column-width="4.55083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DC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office:value-type="float" office:value="87507" table:style-name="ce2">
            <text:p>87.507</text:p>
          </table:table-cell>
          <table:table-cell office:value-type="float" office:value="75678" table:style-name="ce2">
            <text:p>75.678</text:p>
          </table:table-cell>
          <table:table-cell office:value-type="float" office:value="77054" table:style-name="ce2">
            <text:p>77.054</text:p>
          </table:table-cell>
          <table:table-cell office:value-type="float" office:value="87553" table:style-name="ce2">
            <text:p>87.553</text:p>
          </table:table-cell>
          <table:table-cell office:value-type="float" office:value="88661" table:style-name="ce3">
            <text:p>88.661</text:p>
          </table:table-cell>
          <table:table-cell office:value-type="float" office:value="87330" table:style-name="ce2">
            <text:p>87.330</text:p>
          </table:table-cell>
          <table:table-cell office:value-type="float" office:value="74220" table:style-name="ce2">
            <text:p>74.220</text:p>
          </table:table-cell>
          <table:table-cell office:value-type="float" office:value="81320" table:style-name="ce2">
            <text:p>81.32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2</text:p>
          </table:table-cell>
          <table:table-cell office:value-type="float" office:value="81231" table:style-name="ce2">
            <text:p>81.231</text:p>
          </table:table-cell>
          <table:table-cell office:value-type="float" office:value="71962" table:style-name="ce2">
            <text:p>71.962</text:p>
          </table:table-cell>
          <table:table-cell office:value-type="float" office:value="77451" table:style-name="ce2">
            <text:p>77.451</text:p>
          </table:table-cell>
          <table:table-cell office:value-type="float" office:value="81231" table:style-name="ce2">
            <text:p>81.231</text:p>
          </table:table-cell>
          <table:table-cell office:value-type="float" office:value="82038" table:style-name="ce2">
            <text:p>82.038</text:p>
          </table:table-cell>
          <table:table-cell office:value-type="float" office:value="80848" table:style-name="ce2">
            <text:p>80.848</text:p>
          </table:table-cell>
          <table:table-cell office:value-type="float" office:value="-32952" table:style-name="ce2">
            <text:p>-32.952</text:p>
          </table:table-cell>
          <table:table-cell office:value-type="float" office:value="75570" table:style-name="ce2">
            <text:p>75.57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3</text:p>
          </table:table-cell>
          <table:table-cell office:value-type="float" office:value="87021" table:style-name="ce2">
            <text:p>87.021</text:p>
          </table:table-cell>
          <table:table-cell office:value-type="float" office:value="95369" table:style-name="ce2">
            <text:p>95.369</text:p>
          </table:table-cell>
          <table:table-cell office:value-type="float" office:value="84202" table:style-name="ce2">
            <text:p>84.202</text:p>
          </table:table-cell>
          <table:table-cell office:value-type="float" office:value="87021" table:style-name="ce2">
            <text:p>87.021</text:p>
          </table:table-cell>
          <table:table-cell office:value-type="float" office:value="77419" table:style-name="ce2">
            <text:p>77.419</text:p>
          </table:table-cell>
          <table:table-cell office:value-type="float" office:value="80546" table:style-name="ce2">
            <text:p>80.546</text:p>
          </table:table-cell>
          <table:table-cell office:value-type="float" office:value="83680" table:style-name="ce2">
            <text:p>83.680</text:p>
          </table:table-cell>
          <table:table-cell office:value-type="float" office:value="85613" table:style-name="ce2">
            <text:p>85.61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1</text:p>
          </table:table-cell>
          <table:table-cell office:value-type="float" office:value="93399" table:style-name="ce2">
            <text:p>93.399</text:p>
          </table:table-cell>
          <table:table-cell office:value-type="float" office:value="97739" table:style-name="ce2">
            <text:p>97.739</text:p>
          </table:table-cell>
          <table:table-cell office:value-type="float" office:value="98634" table:style-name="ce2">
            <text:p>98.634</text:p>
          </table:table-cell>
          <table:table-cell office:value-type="float" office:value="93397" table:style-name="ce2">
            <text:p>93.397</text:p>
          </table:table-cell>
          <table:table-cell office:value-type="float" office:value="98441" table:style-name="ce2">
            <text:p>98.441</text:p>
          </table:table-cell>
          <table:table-cell office:value-type="float" office:value="99033" table:style-name="ce2">
            <text:p>99.033</text:p>
          </table:table-cell>
          <table:table-cell office:value-type="float" office:value="99173" table:style-name="ce2">
            <text:p>99.173</text:p>
          </table:table-cell>
          <table:table-cell office:value-type="float" office:value="99805" table:style-name="ce2">
            <text:p>99.80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TAX_kernel_2</text:p>
          </table:table-cell>
          <table:table-cell office:value-type="float" office:value="91265" table:style-name="ce2">
            <text:p>91.265</text:p>
          </table:table-cell>
          <table:table-cell office:value-type="float" office:value="95394" table:style-name="ce2">
            <text:p>95.394</text:p>
          </table:table-cell>
          <table:table-cell office:value-type="float" office:value="99232" table:style-name="ce2">
            <text:p>99.232</text:p>
          </table:table-cell>
          <table:table-cell office:value-type="float" office:value="91264" table:style-name="ce2">
            <text:p>91.264</text:p>
          </table:table-cell>
          <table:table-cell office:value-type="float" office:value="99564" table:style-name="ce2">
            <text:p>99.564</text:p>
          </table:table-cell>
          <table:table-cell office:value-type="float" office:value="98992" table:style-name="ce2">
            <text:p>98.992</text:p>
          </table:table-cell>
          <table:table-cell office:value-type="float" office:value="98929" table:style-name="ce2">
            <text:p>98.929</text:p>
          </table:table-cell>
          <table:table-cell office:value-type="float" office:value="97123" table:style-name="ce2">
            <text:p>97.1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1</text:p>
          </table:table-cell>
          <table:table-cell office:value-type="float" office:value="91697" table:style-name="ce2">
            <text:p>91.697</text:p>
          </table:table-cell>
          <table:table-cell office:value-type="float" office:value="95944" table:style-name="ce2">
            <text:p>95.944</text:p>
          </table:table-cell>
          <table:table-cell office:value-type="float" office:value="98835" table:style-name="ce2">
            <text:p>98.835</text:p>
          </table:table-cell>
          <table:table-cell office:value-type="float" office:value="91764" table:style-name="ce2">
            <text:p>91.764</text:p>
          </table:table-cell>
          <table:table-cell office:value-type="float" office:value="98928" table:style-name="ce2">
            <text:p>98.928</text:p>
          </table:table-cell>
          <table:table-cell office:value-type="float" office:value="99534" table:style-name="ce2">
            <text:p>99.534</text:p>
          </table:table-cell>
          <table:table-cell office:value-type="float" office:value="98301" table:style-name="ce2">
            <text:p>98.301</text:p>
          </table:table-cell>
          <table:table-cell office:value-type="float" office:value="97467" table:style-name="ce2">
            <text:p>97.467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BICG_kernel_2</text:p>
          </table:table-cell>
          <table:table-cell office:value-type="float" office:value="93294" table:style-name="ce2">
            <text:p>93.294</text:p>
          </table:table-cell>
          <table:table-cell office:value-type="float" office:value="97625" table:style-name="ce2">
            <text:p>97.625</text:p>
          </table:table-cell>
          <table:table-cell office:value-type="float" office:value="98539" table:style-name="ce2">
            <text:p>98.539</text:p>
          </table:table-cell>
          <table:table-cell office:value-type="float" office:value="93294" table:style-name="ce2">
            <text:p>93.294</text:p>
          </table:table-cell>
          <table:table-cell office:value-type="float" office:value="99390" table:style-name="ce2">
            <text:p>99.390</text:p>
          </table:table-cell>
          <table:table-cell office:value-type="float" office:value="99062" table:style-name="ce2">
            <text:p>99.062</text:p>
          </table:table-cell>
          <table:table-cell office:value-type="float" office:value="95888" table:style-name="ce2">
            <text:p>95.888</text:p>
          </table:table-cell>
          <table:table-cell office:value-type="float" office:value="99982" table:style-name="ce2">
            <text:p>99.9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1</text:p>
          </table:table-cell>
          <table:table-cell office:value-type="float" office:value="90669" table:style-name="ce2">
            <text:p>90.669</text:p>
          </table:table-cell>
          <table:table-cell office:value-type="float" office:value="94746" table:style-name="ce2">
            <text:p>94.746</text:p>
          </table:table-cell>
          <table:table-cell office:value-type="float" office:value="98935" table:style-name="ce2">
            <text:p>98.935</text:p>
          </table:table-cell>
          <table:table-cell office:value-type="float" office:value="90736" table:style-name="ce2">
            <text:p>90.736</text:p>
          </table:table-cell>
          <table:table-cell office:value-type="float" office:value="98201" table:style-name="ce2">
            <text:p>98.201</text:p>
          </table:table-cell>
          <table:table-cell office:value-type="float" office:value="96363" table:style-name="ce2">
            <text:p>96.363</text:p>
          </table:table-cell>
          <table:table-cell office:value-type="float" office:value="98166" table:style-name="ce2">
            <text:p>98.166</text:p>
          </table:table-cell>
          <table:table-cell office:value-type="float" office:value="95623" table:style-name="ce2">
            <text:p>95.62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2</text:p>
          </table:table-cell>
          <table:table-cell office:value-type="float" office:value="96358" table:style-name="ce2">
            <text:p>96.358</text:p>
          </table:table-cell>
          <table:table-cell office:value-type="float" office:value="99013" table:style-name="ce2">
            <text:p>99.013</text:p>
          </table:table-cell>
          <table:table-cell office:value-type="float" office:value="94905" table:style-name="ce2">
            <text:p>94.905</text:p>
          </table:table-cell>
          <table:table-cell office:value-type="float" office:value="96287" table:style-name="ce2">
            <text:p>96.287</text:p>
          </table:table-cell>
          <table:table-cell office:value-type="float" office:value="94093" table:style-name="ce2">
            <text:p>94.093</text:p>
          </table:table-cell>
          <table:table-cell office:value-type="float" office:value="94421" table:style-name="ce2">
            <text:p>94.421</text:p>
          </table:table-cell>
          <table:table-cell office:value-type="float" office:value="93651" table:style-name="ce2">
            <text:p>93.651</text:p>
          </table:table-cell>
          <table:table-cell office:value-type="float" office:value="96485" table:style-name="ce2">
            <text:p>96.4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RR_kernel_3</text:p>
          </table:table-cell>
          <table:table-cell office:value-type="float" office:value="94435" table:style-name="ce2">
            <text:p>94.435</text:p>
          </table:table-cell>
          <table:table-cell office:value-type="float" office:value="98413" table:style-name="ce2">
            <text:p>98.413</text:p>
          </table:table-cell>
          <table:table-cell office:value-type="float" office:value="99533" table:style-name="ce2">
            <text:p>99.533</text:p>
          </table:table-cell>
          <table:table-cell office:value-type="float" office:value="94435" table:style-name="ce2">
            <text:p>94.435</text:p>
          </table:table-cell>
          <table:table-cell office:value-type="float" office:value="96839" table:style-name="ce2">
            <text:p>96.839</text:p>
          </table:table-cell>
          <table:table-cell office:value-type="float" office:value="98341" table:style-name="ce2">
            <text:p>98.341</text:p>
          </table:table-cell>
          <table:table-cell office:value-type="float" office:value="87263" table:style-name="ce2">
            <text:p>87.263</text:p>
          </table:table-cell>
          <table:table-cell office:value-type="float" office:value="98792" table:style-name="ce2">
            <text:p>98.79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1</text:p>
          </table:table-cell>
          <table:table-cell office:value-type="float" office:value="87917" table:style-name="ce2">
            <text:p>87.917</text:p>
          </table:table-cell>
          <table:table-cell office:value-type="float" office:value="93262" table:style-name="ce2">
            <text:p>93.262</text:p>
          </table:table-cell>
          <table:table-cell office:value-type="float" office:value="97122" table:style-name="ce2">
            <text:p>97.122</text:p>
          </table:table-cell>
          <table:table-cell office:value-type="float" office:value="87981" table:style-name="ce2">
            <text:p>87.981</text:p>
          </table:table-cell>
          <table:table-cell office:value-type="float" office:value="98699" table:style-name="ce2">
            <text:p>98.699</text:p>
          </table:table-cell>
          <table:table-cell office:value-type="float" office:value="97254" table:style-name="ce2">
            <text:p>97.254</text:p>
          </table:table-cell>
          <table:table-cell office:value-type="float" office:value="95345" table:style-name="ce2">
            <text:p>95.345</text:p>
          </table:table-cell>
          <table:table-cell office:value-type="float" office:value="95896" table:style-name="ce2">
            <text:p>95.89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OVAR_kernel_2</text:p>
          </table:table-cell>
          <table:table-cell office:value-type="float" office:value="91128" table:style-name="ce2">
            <text:p>91.128</text:p>
          </table:table-cell>
          <table:table-cell office:value-type="float" office:value="95178" table:style-name="ce2">
            <text:p>95.178</text:p>
          </table:table-cell>
          <table:table-cell office:value-type="float" office:value="99895" table:style-name="ce2">
            <text:p>99.895</text:p>
          </table:table-cell>
          <table:table-cell office:value-type="float" office:value="91129" table:style-name="ce2">
            <text:p>91.129</text:p>
          </table:table-cell>
          <table:table-cell office:value-type="float" office:value="98756" table:style-name="ce2">
            <text:p>98.756</text:p>
          </table:table-cell>
          <table:table-cell office:value-type="float" office:value="99982" table:style-name="ce2">
            <text:p>99.982</text:p>
          </table:table-cell>
          <table:table-cell office:value-type="float" office:value="97074" table:style-name="ce2">
            <text:p>97.074</text:p>
          </table:table-cell>
          <table:table-cell office:value-type="float" office:value="98351" table:style-name="ce2">
            <text:p>98.351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1</text:p>
          </table:table-cell>
          <table:table-cell office:value-type="float" office:value="90667" table:style-name="ce2">
            <text:p>90.667</text:p>
          </table:table-cell>
          <table:table-cell office:value-type="float" office:value="94714" table:style-name="ce2">
            <text:p>94.714</text:p>
          </table:table-cell>
          <table:table-cell office:value-type="float" office:value="96874" table:style-name="ce2">
            <text:p>96.874</text:p>
          </table:table-cell>
          <table:table-cell office:value-type="float" office:value="90599" table:style-name="ce2">
            <text:p>90.599</text:p>
          </table:table-cell>
          <table:table-cell office:value-type="float" office:value="96297" table:style-name="ce2">
            <text:p>96.297</text:p>
          </table:table-cell>
          <table:table-cell office:value-type="float" office:value="94951" table:style-name="ce2">
            <text:p>94.951</text:p>
          </table:table-cell>
          <table:table-cell office:value-type="float" office:value="92809" table:style-name="ce2">
            <text:p>92.809</text:p>
          </table:table-cell>
          <table:table-cell office:value-type="float" office:value="96949" table:style-name="ce2">
            <text:p>96.94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2</text:p>
          </table:table-cell>
          <table:table-cell office:value-type="float" office:value="94340" table:style-name="ce2">
            <text:p>94.340</text:p>
          </table:table-cell>
          <table:table-cell office:value-type="float" office:value="98841" table:style-name="ce2">
            <text:p>98.841</text:p>
          </table:table-cell>
          <table:table-cell office:value-type="float" office:value="97092" table:style-name="ce2">
            <text:p>97.092</text:p>
          </table:table-cell>
          <table:table-cell office:value-type="float" office:value="94340" table:style-name="ce2">
            <text:p>94.340</text:p>
          </table:table-cell>
          <table:table-cell office:value-type="float" office:value="95953" table:style-name="ce2">
            <text:p>95.953</text:p>
          </table:table-cell>
          <table:table-cell office:value-type="float" office:value="98919" table:style-name="ce2">
            <text:p>98.919</text:p>
          </table:table-cell>
          <table:table-cell office:value-type="float" office:value="82053" table:style-name="ce2">
            <text:p>82.053</text:p>
          </table:table-cell>
          <table:table-cell office:value-type="float" office:value="99559" table:style-name="ce2">
            <text:p>99.55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DTD2D_kernel_3</text:p>
          </table:table-cell>
          <table:table-cell office:value-type="float" office:value="92474" table:style-name="ce2">
            <text:p>92.474</text:p>
          </table:table-cell>
          <table:table-cell office:value-type="float" office:value="96833" table:style-name="ce2">
            <text:p>96.833</text:p>
          </table:table-cell>
          <table:table-cell office:value-type="float" office:value="98591" table:style-name="ce2">
            <text:p>98.591</text:p>
          </table:table-cell>
          <table:table-cell office:value-type="float" office:value="92546" table:style-name="ce2">
            <text:p>92.546</text:p>
          </table:table-cell>
          <table:table-cell office:value-type="float" office:value="99571" table:style-name="ce2">
            <text:p>99.571</text:p>
          </table:table-cell>
          <table:table-cell office:value-type="float" office:value="98035" table:style-name="ce2">
            <text:p>98.035</text:p>
          </table:table-cell>
          <table:table-cell office:value-type="float" office:value="94990" table:style-name="ce2">
            <text:p>94.990</text:p>
          </table:table-cell>
          <table:table-cell office:value-type="float" office:value="97885" table:style-name="ce2">
            <text:p>97.885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1</text:p>
          </table:table-cell>
          <table:table-cell office:value-type="float" office:value="95814" table:style-name="ce2">
            <text:p>95.814</text:p>
          </table:table-cell>
          <table:table-cell office:value-type="float" office:value="99925" table:style-name="ce2">
            <text:p>99.925</text:p>
          </table:table-cell>
          <table:table-cell office:value-type="float" office:value="98916" table:style-name="ce2">
            <text:p>98.916</text:p>
          </table:table-cell>
          <table:table-cell office:value-type="float" office:value="95813" table:style-name="ce2">
            <text:p>95.813</text:p>
          </table:table-cell>
          <table:table-cell office:value-type="float" office:value="98858" table:style-name="ce2">
            <text:p>98.858</text:p>
          </table:table-cell>
          <table:table-cell office:value-type="float" office:value="99392" table:style-name="ce2">
            <text:p>99.392</text:p>
          </table:table-cell>
          <table:table-cell office:value-type="float" office:value="99139" table:style-name="ce2">
            <text:p>99.139</text:p>
          </table:table-cell>
          <table:table-cell office:value-type="float" office:value="98573" table:style-name="ce2">
            <text:p>98.573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2</text:p>
          </table:table-cell>
          <table:table-cell office:value-type="float" office:value="94732" table:style-name="ce2">
            <text:p>94.732</text:p>
          </table:table-cell>
          <table:table-cell office:value-type="float" office:value="98695" table:style-name="ce2">
            <text:p>98.695</text:p>
          </table:table-cell>
          <table:table-cell office:value-type="float" office:value="96952" table:style-name="ce2">
            <text:p>96.952</text:p>
          </table:table-cell>
          <table:table-cell office:value-type="float" office:value="94732" table:style-name="ce2">
            <text:p>94.732</text:p>
          </table:table-cell>
          <table:table-cell office:value-type="float" office:value="98871" table:style-name="ce2">
            <text:p>98.871</text:p>
          </table:table-cell>
          <table:table-cell office:value-type="float" office:value="97548" table:style-name="ce2">
            <text:p>97.548</text:p>
          </table:table-cell>
          <table:table-cell office:value-type="float" office:value="98722" table:style-name="ce2">
            <text:p>98.722</text:p>
          </table:table-cell>
          <table:table-cell office:value-type="float" office:value="98900" table:style-name="ce2">
            <text:p>98.9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RAMSCHMIDT_kernel_3</text:p>
          </table:table-cell>
          <table:table-cell office:value-type="float" office:value="99582" table:style-name="ce2">
            <text:p>99.582</text:p>
          </table:table-cell>
          <table:table-cell office:value-type="float" office:value="96244" table:style-name="ce2">
            <text:p>96.244</text:p>
          </table:table-cell>
          <table:table-cell office:value-type="float" office:value="96918" table:style-name="ce2">
            <text:p>96.918</text:p>
          </table:table-cell>
          <table:table-cell office:value-type="float" office:value="99656" table:style-name="ce2">
            <text:p>99.656</text:p>
          </table:table-cell>
          <table:table-cell office:value-type="float" office:value="94943" table:style-name="ce2">
            <text:p>94.943</text:p>
          </table:table-cell>
          <table:table-cell office:value-type="float" office:value="95313" table:style-name="ce2">
            <text:p>95.313</text:p>
          </table:table-cell>
          <table:table-cell office:value-type="float" office:value="91725" table:style-name="ce2">
            <text:p>91.725</text:p>
          </table:table-cell>
          <table:table-cell office:value-type="float" office:value="94182" table:style-name="ce2">
            <text:p>94.18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2D_Convolution</text:p>
          </table:table-cell>
          <table:table-cell office:value-type="float" office:value="97524" table:style-name="ce2">
            <text:p>97.524</text:p>
          </table:table-cell>
          <table:table-cell office:value-type="float" office:value="95372" table:style-name="ce2">
            <text:p>95.372</text:p>
          </table:table-cell>
          <table:table-cell office:value-type="float" office:value="99151" table:style-name="ce2">
            <text:p>99.151</text:p>
          </table:table-cell>
          <table:table-cell office:value-type="float" office:value="97603" table:style-name="ce2">
            <text:p>97.603</text:p>
          </table:table-cell>
          <table:table-cell office:value-type="float" office:value="91331" table:style-name="ce2">
            <text:p>91.331</text:p>
          </table:table-cell>
          <table:table-cell office:value-type="float" office:value="96989" table:style-name="ce2">
            <text:p>96.989</text:p>
          </table:table-cell>
          <table:table-cell office:value-type="float" office:value="41443" table:style-name="ce2">
            <text:p>41.443</text:p>
          </table:table-cell>
          <table:table-cell office:value-type="float" office:value="95576" table:style-name="ce2">
            <text:p>95.5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D_Convolution_kernel_1</text:p>
          </table:table-cell>
          <table:table-cell office:value-type="float" office:value="93157" table:style-name="ce2">
            <text:p>93.157</text:p>
          </table:table-cell>
          <table:table-cell office:value-type="float" office:value="88770" table:style-name="ce2">
            <text:p>88.770</text:p>
          </table:table-cell>
          <table:table-cell office:value-type="float" office:value="88521" table:style-name="ce2">
            <text:p>88.521</text:p>
          </table:table-cell>
          <table:table-cell office:value-type="float" office:value="93077" table:style-name="ce2">
            <text:p>93.077</text:p>
          </table:table-cell>
          <table:table-cell office:value-type="float" office:value="86739" table:style-name="ce2">
            <text:p>86.739</text:p>
          </table:table-cell>
          <table:table-cell office:value-type="float" office:value="90863" table:style-name="ce2">
            <text:p>90.863</text:p>
          </table:table-cell>
          <table:table-cell office:value-type="float" office:value="75718" table:style-name="ce2">
            <text:p>75.718</text:p>
          </table:table-cell>
          <table:table-cell office:value-type="float" office:value="83422" table:style-name="ce2">
            <text:p>83.42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MM</text:p>
          </table:table-cell>
          <table:table-cell office:value-type="float" office:value="88258" table:style-name="ce2">
            <text:p>88.258</text:p>
          </table:table-cell>
          <table:table-cell office:value-type="float" office:value="97639" table:style-name="ce2">
            <text:p>97.639</text:p>
          </table:table-cell>
          <table:table-cell office:value-type="float" office:value="88194" table:style-name="ce2">
            <text:p>88.194</text:p>
          </table:table-cell>
          <table:table-cell office:value-type="float" office:value="88257" table:style-name="ce2">
            <text:p>88.257</text:p>
          </table:table-cell>
          <table:table-cell office:value-type="float" office:value="89032" table:style-name="ce2">
            <text:p>89.032</text:p>
          </table:table-cell>
          <table:table-cell office:value-type="float" office:value="88634" table:style-name="ce2">
            <text:p>88.634</text:p>
          </table:table-cell>
          <table:table-cell office:value-type="float" office:value="83496" table:style-name="ce2">
            <text:p>83.496</text:p>
          </table:table-cell>
          <table:table-cell office:value-type="float" office:value="93176" table:style-name="ce2">
            <text:p>93.176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GESUMMV</text:p>
          </table:table-cell>
          <table:table-cell office:value-type="float" office:value="95587" table:style-name="ce2">
            <text:p>95.587</text:p>
          </table:table-cell>
          <table:table-cell office:value-type="float" office:value="99903" table:style-name="ce2">
            <text:p>99.903</text:p>
          </table:table-cell>
          <table:table-cell office:value-type="float" office:value="97001" table:style-name="ce2">
            <text:p>97.001</text:p>
          </table:table-cell>
          <table:table-cell office:value-type="float" office:value="95586" table:style-name="ce2">
            <text:p>95.586</text:p>
          </table:table-cell>
          <table:table-cell office:value-type="float" office:value="90754" table:style-name="ce2">
            <text:p>90.754</text:p>
          </table:table-cell>
          <table:table-cell office:value-type="float" office:value="95554" table:style-name="ce2">
            <text:p>95.554</text:p>
          </table:table-cell>
          <table:table-cell office:value-type="float" office:value="61140" table:style-name="ce2">
            <text:p>61.140</text:p>
          </table:table-cell>
          <table:table-cell office:value-type="float" office:value="97154" table:style-name="ce2">
            <text:p>97.154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1</text:p>
          </table:table-cell>
          <table:table-cell office:value-type="float" office:value="91898" table:style-name="ce2">
            <text:p>91.898</text:p>
          </table:table-cell>
          <table:table-cell office:value-type="float" office:value="96165" table:style-name="ce2">
            <text:p>96.165</text:p>
          </table:table-cell>
          <table:table-cell office:value-type="float" office:value="98561" table:style-name="ce2">
            <text:p>98.561</text:p>
          </table:table-cell>
          <table:table-cell office:value-type="float" office:value="91963" table:style-name="ce2">
            <text:p>91.963</text:p>
          </table:table-cell>
          <table:table-cell office:value-type="float" office:value="98465" table:style-name="ce2">
            <text:p>98.465</text:p>
          </table:table-cell>
          <table:table-cell office:value-type="float" office:value="98533" table:style-name="ce2">
            <text:p>98.533</text:p>
          </table:table-cell>
          <table:table-cell office:value-type="float" office:value="97938" table:style-name="ce2">
            <text:p>97.938</text:p>
          </table:table-cell>
          <table:table-cell office:value-type="float" office:value="98199" table:style-name="ce2">
            <text:p>98.199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MVT_kernel_2</text:p>
          </table:table-cell>
          <table:table-cell office:value-type="float" office:value="91596" table:style-name="ce2">
            <text:p>91.596</text:p>
          </table:table-cell>
          <table:table-cell office:value-type="float" office:value="95834" table:style-name="ce2">
            <text:p>95.834</text:p>
          </table:table-cell>
          <table:table-cell office:value-type="float" office:value="99958" table:style-name="ce2">
            <text:p>99.958</text:p>
          </table:table-cell>
          <table:table-cell office:value-type="float" office:value="91663" table:style-name="ce2">
            <text:p>91.663</text:p>
          </table:table-cell>
          <table:table-cell office:value-type="float" office:value="99562" table:style-name="ce2">
            <text:p>99.562</text:p>
          </table:table-cell>
          <table:table-cell office:value-type="float" office:value="99732" table:style-name="ce2">
            <text:p>99.732</text:p>
          </table:table-cell>
          <table:table-cell office:value-type="float" office:value="99616" table:style-name="ce2">
            <text:p>99.616</text:p>
          </table:table-cell>
          <table:table-cell office:value-type="float" office:value="97849" table:style-name="ce2">
            <text:p>97.849</text:p>
          </table:table-cell>
          <table:table-cell table:number-columns-repeated="16375"/>
        </table:table-row>
        <table:table-row table:style-name="ro1">
          <table:table-cell table:style-name="ce1"/>
          <table:table-cell table:number-columns-repeated="4" table:style-name="ce2"/>
          <table:table-cell table:style-name="ce1"/>
          <table:table-cell table:number-columns-repeated="2"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Average_Accuracy</text:p>
          </table:table-cell>
          <table:table-cell office:value-type="float" office:value="92147" table:style-name="ce2">
            <text:p>92.147</text:p>
          </table:table-cell>
          <table:table-cell office:value-type="float" office:value="94552" table:style-name="ce2">
            <text:p>94.552</text:p>
          </table:table-cell>
          <table:table-cell office:value-type="float" office:value="95044" table:style-name="ce2">
            <text:p>95.044</text:p>
          </table:table-cell>
          <table:table-cell office:value-type="float" office:value="92163" table:style-name="ce2">
            <text:p>92.163</text:p>
          </table:table-cell>
          <table:table-cell office:value-type="float" office:value="94641" table:style-name="ce2">
            <text:p>94.641</text:p>
          </table:table-cell>
          <table:table-cell office:value-type="float" office:value="95257" table:style-name="ce2">
            <text:p>95.257</text:p>
          </table:table-cell>
          <table:table-cell office:value-type="float" office:value="83646" table:style-name="ce2">
            <text:p>83.646</text:p>
          </table:table-cell>
          <table:table-cell office:value-type="float" office:value="87356" table:style-name="ce2">
            <text:p>87.356</text:p>
          </table:table-cell>
          <table:table-cell table:number-columns-repeated="16375"/>
        </table:table-row>
        <table:table-row table:number-rows-repeated="1048549" table:style-name="ro1">
          <table:table-cell table:number-columns-repeated="16384"/>
        </table:table-row>
      </table:table>
      <table:table table:name="Masked" table:style-name="ta1">
        <table:table-column table:style-name="co1" table:default-cell-style-name="ce1"/>
        <table:table-column table:style-name="co10" table:number-columns-repeated="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Crash" table:style-name="ta1">
        <table:table-column table:style-name="co10" table:number-columns-repeated="9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  <table:table table:name="SDC_class" table:style-name="ta1"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table:style-name="ce1"/>
          <table:table-cell office:value-type="string" table:style-name="ce1">
            <text:p>Accuracy_SVM_full_features</text:p>
          </table:table-cell>
          <table:table-cell office:value-type="string" table:style-name="ce1">
            <text:p>Accuracy_GB_full_features</text:p>
          </table:table-cell>
          <table:table-cell office:value-type="string" table:style-name="ce1">
            <text:p>Accuracy_RF_full_features</text:p>
          </table:table-cell>
          <table:table-cell office:value-type="string" table:style-name="ce1">
            <text:p>Accuracy_SVM_selected_features</text:p>
          </table:table-cell>
          <table:table-cell office:value-type="string" table:style-name="ce1">
            <text:p>Accuracy_GB_selected_features</text:p>
          </table:table-cell>
          <table:table-cell office:value-type="string" table:style-name="ce1">
            <text:p>Accuracy_RF_selected_features</text:p>
          </table:table-cell>
          <table:table-cell office:value-type="string" table:style-name="ce1">
            <text:p>Accuracy_Alternative_full_features</text:p>
          </table:table-cell>
          <table:table-cell office:value-type="string" table:style-name="ce1">
            <text:p>Accuracy_Alternative_selected_features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3mm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mm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ATAX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ICG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RR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OVAR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DTD2D_kernel_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GRAMSCHMID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AMSCHMIDT_kernel_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2D_Convolut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3D_Convolution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M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SUMMV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VT_kernel_2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erage_Accuracy</text:p>
          </table:table-cell>
          <table:table-cell table:number-columns-repeated="16383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HP</dc:creator>
    <meta:creation-date>2021-03-17T17:22:49Z</meta:creation-date>
    <dc:date>2021-03-21T13:25:48Z</dc:date>
    <meta:editing-cycles>8</meta:editing-cycles>
    <meta:editing-duration>PT880S</meta:editing-duration>
  </office:meta>
</office:document-meta>
</file>